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9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text-properties style:font-name="Consolas" fo:font-size="13pt" style:font-size-asian="13pt" style:font-size-complex="13pt"/>
    </style:style>
    <style:style style:name="P16" style:family="paragraph" style:parent-style-name="Standard">
      <style:text-properties style:use-window-font-color="true"/>
    </style:style>
    <style:style style:name="P17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9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1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4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5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26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7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8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0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2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34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35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36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37" style:family="paragraph" style:parent-style-name="Standard">
      <style:paragraph-properties style:text-autospace="none"/>
    </style:style>
    <style:style style:name="P38" style:family="paragraph" style:parent-style-name="Standard">
      <style:text-properties fo:font-size="14pt" style:font-size-asian="14pt" style:font-size-complex="14pt"/>
    </style:style>
    <style:style style:name="P39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1" style:family="paragraph" style:parent-style-name="Standard">
      <style:text-properties fo:color="#cc0000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2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43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44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45" style:family="paragraph" style:parent-style-name="Standard">
      <style:text-properties style:text-underline-style="none"/>
    </style:style>
    <style:style style:name="P46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47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48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53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54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55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56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58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59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60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1" style:family="paragraph" style:parent-style-name="Standard" style:list-style-name="L1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2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font-name="Consolas1" style:font-name-asian="Consolas1" style:font-name-complex="Consolas1"/>
    </style:style>
    <style:style style:name="T43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4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5" style:family="text">
      <style:text-properties style:use-window-font-color="true" fo:font-size="14pt" style:font-size-asian="14pt" style:font-size-complex="14pt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style:font-name-asian="Consolas1" style:font-name-complex="Consolas1"/>
    </style:style>
    <style:style style:name="T55" style:family="text">
      <style:text-properties fo:color="#cc0000"/>
    </style:style>
    <style:style style:name="T56" style:family="text">
      <style:text-properties fo:color="#cc0000" style:font-name-asian="Consolas1" style:font-name-complex="Consolas1"/>
    </style:style>
    <style:style style:name="T57" style:family="text">
      <style:text-properties fo:color="#cc0000" fo:font-weight="bold" style:font-weight-asian="bold" style:font-weight-complex="bold"/>
    </style:style>
    <style:style style:name="T58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59" style:family="text">
      <style:text-properties fo:color="#800000" style:font-name-asian="Consolas1" style:font-name-complex="Consolas1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2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3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4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5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6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7" style:family="text">
      <style:text-properties fo:color="#000000" style:font-name="Consolas" style:font-name-asian="Consolas1" style:font-name-complex="Consolas1"/>
    </style:style>
    <style:style style:name="T68" style:family="text">
      <style:text-properties fo:color="#000000" style:font-name-asian="Consolas1" style:font-name-complex="Consolas1"/>
    </style:style>
    <style:style style:name="T69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70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style:font-name="Consolas1"/>
    </style:style>
    <style:style style:name="T73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fo:font-size="13pt" style:font-size-asian="13pt" style:font-size-complex="13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<text:s text:c="3"/><text:span text:style-name="T2">Algorithmus</text:span></text:p>
      <text:p text:style-name="P12"/>
      <text:p text:style-name="P4"><text:s text:c="2"/>VMax: 5; P-DD: 33; <text:s/>Cruise control: Off; <text:s/>Increased delay at v=0: 0 (Off);</text:p>
      <text:p text:style-name="P12"/>
      <text:p text:style-name="P11"><text:s/><text:span text:style-name="T8">Runde</text:span> <text:s text:c="112"/>6. <text:span text:style-name="T8">T-jam</text:span></text:p>
      <text:p text:style-name="P11"/>
      <text:p text:style-name="P11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1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1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57"><text:s text:c="7"/>5----4---2---1-1---- <text:s text:c="2"/>5----5---3---2-2---- <text:s text:c="2"/>4----3---3---1-2---- <text:s text:c="2"/>4----3---3---0-1---- <text:s text:c="2"/>----4---3---30--1--- <text:s text:c="8"/></text:p>
      <text:p text:style-name="P57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1"><text:s text:c="124"/></text:p>
      <text:p text:style-name="P11"><text:s text:c="125"/></text:p>
      <text:p text:style-name="P11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1"><text:s text:c="7"/>12345678901234567890 <text:s text:c="2"/>12345678901234567890 <text:s text:c="2"/>12345678901234567890 <text:s text:c="2"/>12345678901234567890 <text:s text:c="2"/>12345678901234567890 <text:s text:c="2"/>1 </text:p>
      <text:p text:style-name="P11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57"><text:s text:c="7"/>----4---3---30--1--- <text:s text:c="2"/>----5---4---41--2--- <text:s text:c="2"/>----3---3---01--2--- <text:s text:c="2"/>----3---2---00--1--- <text:s text:c="2"/>-------3--2-00---1--</text:p>
      <text:p text:style-name="P57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1"/>
      <text:p text:style-name="P11"/>
      <text:p text:style-name="P11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57"><text:s text:c="7"/>-------3--2-00---1-- <text:s text:c="2"/>-------4--3-11---2-- <text:s text:c="2"/>-------2--1-01---2-- <text:s text:c="2"/>-------2--0-01---2-- <text:s text:c="2"/>---------20-0-1----2</text:p>
      <text:p text:style-name="P57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1"/>
      <text:p text:style-name="P11"/>
      <text:p text:style-name="P11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57"><text:s text:c="7"/>---------20-0-1----2 <text:s text:c="2"/>---------31-1-2----3 <text:s text:c="2"/>---------01-1-2----3 <text:s text:c="2"/>---------01-0-1----2 <text:s text:c="2"/>-2-------0-10--1----</text:p>
      <text:p text:style-name="P57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1"/>
      <text:p text:style-name="P11"><text:s text:c="2"/></text:p>
      <text:p text:style-name="P11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57"><text:s text:c="7"/>-2-------0-10--1---- <text:s text:c="2"/>-3-------1-21--2---- <text:s text:c="2"/>-3-------1-01--2---- <text:s text:c="2"/>-3-------1-01--2---- <text:s text:c="2"/>----3-----10-1---2--</text:p>
      <text:p text:style-name="P57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46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47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m</text:span> – Toggle Mode <text:s text:c="11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f</text:span> – Save.. <text:s text:c="16"/><text:span text:style-name="T8">-</text:span> – Dekrement Setting</text:p>
      <text:p text:style-name="P1"><text:s text:c="6"/><text:span text:style-name="T8">c</text:span> – Toggle Cruise-control <text:s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33"/><text:span text:style-name="T8">0..9 </text:span>– Set Value</text:p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8"><text:s text:c="5"/>e</text:span> – Exit <text:s text:c="27"/><text:span text:style-name="T57">Esc</text:span><text:span text:style-name="T55"> – Abort</text:span></text:p>
      <text:p text:style-name="P1"><text:s text:c="5"/><text:span text:style-name="T8">s</text:span> – Abort <text:s text:c="26"/><text:span text:style-name="T57">&gt;</text:span><text:span text:style-name="T55"> – Toggle ON/OFF</text:span></text:p>
      <text:p text:style-name="P1"><text:s text:c="5"/><text:span text:style-name="T8">LEER</text:span> – Next..<text:span text:style-name="T60"> </text:span><text:span text:style-name="T45">[MODE==STEP1||MODE==STEP6] </text:span><text:span text:style-name="T60"><text:s text:c="5"/></text:span><text:span text:style-name="T57">ENTER</text:span><text:span text:style-name="T55"> – Speichere Settings</text:span></text:p>
      <text:p text:style-name="P1"><text:s text:c="5"/><text:span text:style-name="T8">p</text:span> – Abort and print <text:span text:style-name="T60">[SAVE==ON]</text:span> <text:s text:c="8"/><text:span text:style-name="T57">{a-z,A-Z,0-9,:,\,., ,_,-}</text:span><text:span text:style-name="T55"> – Pfad</text:span> </text:p>
      <text:p text:style-name="P1"><text:s text:c="41"/><text:span text:style-name="T57">BACKSPACE</text:span><text:span text:style-name="T55"> – Zeichen löschen</text:span></text:p>
      <text:p text:style-name="P1"><text:span text:style-name="T55"><text:s text:c="41"/></text:span><text:span text:style-name="T57">F1</text:span><text:span text:style-name="T55">|</text:span><text:span text:style-name="T57">F2</text:span><text:span text:style-name="T55">|</text:span><text:span text:style-name="T57">F3</text:span><text:span text:style-name="T55"> - Toggle Farbschema</text:span></text:p>
      <text:p text:style-name="P1"/>
      <text:p text:style-name="P52"/>
      <text:p text:style-name="P1"><text:s text:c="2"/><text:span text:style-name="T2">Beschreibungen</text:span> <text:s text:c="2"/></text:p>
      <text:p text:style-name="P4"/>
      <text:p text:style-name="P4"><text:s text:c="2"/><text:span text:style-name="T9"><text:s/></text:span><text:span text:style-name="T16">Straße:</text:span></text:p>
      <text:p text:style-name="P5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5"><text:s text:c="6"/>Ende sind topologisch miteinander verbunden. Auf der <text:span text:style-name="T8">einspurigen Straße</text:span> fahren Autos nach rechts. </text:p>
      <text:p text:style-name="P4"/>
      <text:p text:style-name="P5"><text:span text:style-name="T19"><text:s text:c="4"/></text:span><text:span text:style-name="T8">Cruise-control (Tempomat): </text:span><text:span text:style-name="T19"><text:s text:c="7"/></text:span></text:p>
      <text:p text:style-name="P5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5"/>
      <text:p text:style-name="P5"><text:s text:c="3"/><text:span text:style-name="T8"><text:s/>Increased delay at v=0: </text:span></text:p>
      <text:p text:style-name="P5"><text:span text:style-name="T8"><text:s text:c="6"/></text:span><text:span text:style-name="T19">Wenn <text:s text:c="2"/>[</text:span><text:span text:style-name="T62">iIncreasedDelayAtV0Prozent &gt; 0</text:span><text:span text:style-name="T61">], dann:</text:span></text:p>
      <text:p text:style-name="P5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5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5"><text:span text:style-name="T17"><text:s text:c="6"/></text:span><text:span text:style-name="T16">(X</text:span><text:span text:style-name="T70">∈</text:span><text:span text:style-name="T16">{0..99}:X&gt;</text:span><text:span text:style-name="T62">iPDDProzent</text:span><text:span text:style-name="T16">:X=</text:span><text:span text:style-name="T63">iPDDProzent</text:span><text:span text:style-name="T16">+(100-X)*</text:span><text:span text:style-name="T63">iIncreasedDelayAtV0Prozent</text:span><text:span text:style-name="T16">) </text:span></text:p>
      <text:p text:style-name="P4"><text:s text:c="6"/></text:p>
      <text:p text:style-name="P5"><text:s text:c="4"/><text:span text:style-name="T8">Save to file/Save State:</text:span></text:p>
      <text:p text:style-name="P5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5"><text:span text:style-name="T19"><text:s text:c="6"/></text:span><text:span text:style-name="T48">Wenn, </text:span><text:span text:style-name="T47">p – Abort and print [SAVE==ON]</text:span><text:span text:style-name="T48">, gedrückt wird, wird der Algorithmus abgebrochen und alle</text:span></text:p>
      <text:p text:style-name="P19"><text:span text:style-name="T19"><text:s text:c="6"/>bisher </text:span><text:span text:style-name="T8">gespeicherten Zustände</text:span><text:span text:style-name="T19"> als </text:span><text:span text:style-name="T8">Farbschema </text:span><text:span text:style-name="T19">in eine </text:span><text:span text:style-name="T8">*.bmp </text:span><text:span text:style-name="T19">Datei gespeichert</text:span><text:span text:style-name="T19">.</text:span></text:p>
      <text:p text:style-name="P19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28"><text:s text:c="6"/>werden auch die bisher <text:span text:style-name="T8">gespeicherten Zustände</text:span> als <text:span text:style-name="T8">Farbschema</text:span> in eine Datei (<text:span text:style-name="T8">*.bmp</text:span>) gespeichert.</text:p>
      <text:p text:style-name="P28"><text:s text:c="6"/>Beim Speichern in die Datei (<text:span text:style-name="T8">*.bmp</text:span>) werden immer <text:span text:style-name="T8">die gespeicherten Zustände</text:span> in ein </text:p>
      <text:p text:style-name="P28"><text:span text:style-name="T8"><text:s text:c="6"/>Farbschema</text:span> umgewandelt.</text:p>
      <text:p text:style-name="P28"/>
      <text:p text:style-name="P19"><text:span text:style-name="T19"><text:s text:c="4"/></text:span><text:span text:style-name="T8">Ticks:</text:span></text:p>
      <text:p text:style-name="P28"><text:s text:c="6"/>Anzahl an Ticks/Runden. Maximal <text:span text:style-name="T8">500</text:span> (<text:span text:style-name="T8">MAXTICKS) </text:span>danach wird automatisch abgebrochen </text:p>
      <text:p text:style-name="P28"><text:s text:c="6"/>und falls [<text:span text:style-name="T8">SAVE==ON</text:span>] werden auch die <text:span text:style-name="T8">bisher gespeicherten Zustände</text:span> als <text:span text:style-name="T8">Farbschema </text:span>in eine Datei </text:p>
      <text:p text:style-name="P28"><text:s text:c="6"/>(<text:span text:style-name="T8">*.bmp</text:span>) gespeichert. <text:span text:style-name="T8">Ein Tick</text:span> umfasst die Zustände <text:s/></text:p>
      <text:p text:style-name="P4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4"/>
      <text:p text:style-name="P10"><text:s text:c="4"/>P-DD (Dilly-dally-P%):</text:p>
      <text:p text:style-name="P5"><text:span text:style-name="T8"><text:s text:c="4"/></text:span><text:span text:style-name="T19"><text:s text:c="2"/>Trödelwahrscheinlichkeit (</text:span><text:span text:style-name="T62">iPDDProzent bzw X</text:span><text:span text:style-name="T61">)</text:span><text:span text:style-name="T19">. </text:span></text:p>
      <text:p text:style-name="P5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4"><text:s text:c="6"/>um 1 langsamer.</text:p>
      <text:p text:style-name="P51"/>
      <text:p text:style-name="P5"><text:span text:style-name="T19"><text:s text:c="4"/></text:span><text:span text:style-name="T8">Total traffic jams + Current traffic jams + Time without jams:</text:span></text:p>
      <text:p text:style-name="P4"><text:s text:c="7"/></text:p>
      <text:p text:style-name="P4"><text:span text:style-name="T8"><text:s text:c="6"/>Total traffic jams</text:span> ist die Anzahl gesamter <text:span text:style-name="T8">neuer Staus</text:span>. </text:p>
      <text:p text:style-name="P4"><text:s text:c="6"/><text:span text:style-name="T8">Current traffic jams </text:span>ist die Anzahl <text:span text:style-name="T8">gerade bestehender Staus</text:span>.</text:p>
      <text:p text:style-name="P4"/>
      <text:p text:style-name="P4"><text:s text:c="6"/>FALL A:</text:p>
      <text:p text:style-name="P4"><text:s text:c="6"/>Ein <text:span text:style-name="T71">neuer Stau</text:span> ist dadurch zu erkennen, dass ein Auto, welches </text:p>
      <text:p text:style-name="P4"><text:span text:style-name="T8"><text:s text:c="6"/>noch nicht im Stau</text:span> war, nach dem Zustand '<text:span text:style-name="T8">Fahren</text:span>',</text:p>
      <text:p text:style-name="P4"><text:s text:c="6"/>die <text:span text:style-name="T8">Geschwindigkeit 0</text:span> hat </text:p>
      <text:p text:style-name="P4"><text:s text:c="6"/>UND entweder, der <text:span text:style-name="T8">Abstand zum Vordermann größer 1</text:span> ist </text:p>
      <text:p text:style-name="P4"><text:s text:c="6"/>ODER der <text:span text:style-name="T8">Vordermann nicht im Stau</text:span> ist. </text:p>
      <text:p text:style-name="P4"/>
      <text:p text:style-name="P4"><text:s text:c="6"/>FALL B:</text:p>
      <text:p text:style-name="P4"><text:s text:c="6"/>Ein Auto <text:span text:style-name="T8">wird teil eines bestehenden Staus</text:span>, wenn das Auto</text:p>
      <text:p text:style-name="P4"><text:span text:style-name="T8"><text:s text:c="6"/>noch nicht im Stau</text:span> ist, nach dem Zustand '<text:span text:style-name="T8">Fahren</text:span>',</text:p>
      <text:p text:style-name="P4"><text:s text:c="6"/>die <text:span text:style-name="T8">Geschwindigkeit 0 </text:span>hat,</text:p>
      <text:p text:style-name="P4"><text:s text:c="6"/>dessen <text:span text:style-name="T8">Abstand zum Vordermann kleiner 2</text:span> ist </text:p>
      <text:p text:style-name="P4"><text:s text:c="6"/>UND der <text:span text:style-name="T8">Vordermann im Stau</text:span> ist.</text:p>
      <text:p text:style-name="P4"/>
      <text:p text:style-name="P4"><text:s text:c="6"/>FALL C:</text:p>
      <text:p text:style-name="P4"><text:s text:c="6"/>Ein Auto <text:span text:style-name="T8">wird teil eines bestehenden Staus</text:span>, wenn das Auto</text:p>
      <text:p text:style-name="P4"><text:span text:style-name="T8"><text:s text:c="6"/>noch nicht im Stau</text:span> ist, nach dem Zustand '<text:span text:style-name="T8">Fahren</text:span>',</text:p>
      <text:p text:style-name="P4"><text:s text:c="6"/>die <text:span text:style-name="T8">Geschwindigkeit größer 0 </text:span>hat,</text:p>
      <text:p text:style-name="P4"><text:s text:c="6"/>dessen <text:span text:style-name="T8">Abstand zum Vordermann kleiner 2</text:span> ist, </text:p>
      <text:p text:style-name="P4"><text:s text:c="6"/>UND der <text:span text:style-name="T8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8">aus dem Stau draußen</text:span>, wenn das Auto</text:p>
      <text:p text:style-name="P4"><text:span text:style-name="T8"><text:s text:c="6"/>im Stau</text:span> ist, nach dem Zustand '<text:span text:style-name="T8">Fahren</text:span>',</text:p>
      <text:p text:style-name="P4"><text:s text:c="6"/>die <text:span text:style-name="T8">Geschwindigkeit größer 0 </text:span>hat</text:p>
      <text:p text:style-name="P4"><text:s text:c="6"/>UND dessen <text:span text:style-name="T8">Abstand zum Vordermann kleiner gleich der eigenen Geschwindigkeit</text:span> ist.</text:p>
      <text:p text:style-name="P4"/>
      <text:p text:style-name="P4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4"><text:s text:c="6"/>(wie lange es dauert bis der erste Stau auftritt/Wie lange noch gar kein Stau da ist).</text:p>
      <text:p text:style-name="P51"><text:s text:c="4"/></text:p>
      <text:p text:style-name="P5"><text:span text:style-name="T19"><text:s text:c="4"/></text:span><text:span text:style-name="T47">Run mode STEP1:</text:span></text:p>
      <text:p text:style-name="P28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28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28"><text:s text:c="6"/>ausgegeben. </text:p>
      <text:p text:style-name="P39"><text:s text:c="6"/><text:span text:style-name="T23">Die Zeit ohne Staus wird nicht gemessen.</text:span></text:p>
      <text:p text:style-name="P39"/>
      <text:p text:style-name="P39"><text:s text:c="4"/><text:span text:style-name="T47">Run mode STEP6:</text:span></text:p>
      <text:p text:style-name="P28"><text:s text:c="6"/>Im <text:span text:style-name="T8">STEP1</text:span> Modus werden pro Runde/Tick nacheinander die Zustände </text:p>
      <text:p text:style-name="P28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28"><text:s text:c="6"/>durchloffen aber nur der Zustand <text:span text:style-name="T8">'Teste Stau'</text:span> ausgegeben. </text:p>
      <text:p text:style-name="P28"><text:s text:c="6"/>Dann wird auf ein Tastendruck '<text:span text:style-name="T8">LEER</text:span>'<text:span text:style-name="T8"> </text:span>(<text:span text:style-name="T8">Leertaste)</text:span> gewartet.</text:p>
      <text:p text:style-name="P39"><text:s text:c="6"/><text:span text:style-name="T23">Die Zeit ohne Staus wird nicht gemessen.</text:span></text:p>
      <text:p text:style-name="P4"/>
      <text:p text:style-name="P4"><text:s text:c="4"/><text:span text:style-name="T47">Run mode AUTO6:</text:span></text:p>
      <text:p text:style-name="P28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28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3"/><text:span text:style-name="T23"><text:s/></text:span><text:span text:style-name="T47">Run mode AUTOX:</text:span></text:p>
      <text:p text:style-name="P28"><text:s text:c="6"/>Im <text:span text:style-name="T8">AUTOX</text:span> Modus wird pro Runde/Tick nur noch die Messung (Gaugings) aktualisiert.</text:p>
      <text:p text:style-name="P28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8"><text:s text:c="2"/>Run mode</text:span><text:span text:style-name="T47"> STEP1+STEP6+AUTO6+AUTOX:</text:span></text:p>
      <text:p text:style-name="P4"><text:span text:style-name="T8"><text:s text:c="6"/></text:span>Falls [<text:span text:style-name="T8">Ticks &gt;= MAXTICKS</text:span>] wird der Algorithmus abgebrochen.</text:p>
      <text:p text:style-name="P4"><text:s text:c="5"/><text:span text:style-name="T23"><text:s/>Falls der Algorithmus abgebrochen wird aufgrund von [</text:span><text:span text:style-name="T47">Ticks &gt;= MAXTICKS</text:span><text:span text:style-name="T23">] und [</text:span><text:span text:style-name="T47">SAVE==ON</text:span><text:span text:style-name="T23">] </text:span></text:p>
      <text:p text:style-name="P28"><text:s text:c="6"/>werden auch die <text:span text:style-name="T8">bisher gespeicherten Zustände</text:span> in eine Datei (<text:span text:style-name="T8">*.bmp</text:span>) als <text:span text:style-name="T8">Farbschema</text:span> gespeichert.</text:p>
      <text:p text:style-name="P28"><text:span text:style-name="T8"><text:s text:c="6"/></text:span>In allen Modi kann mit '<text:span text:style-name="T8">s</text:span>' abgebrochen oder mit '<text:span text:style-name="T8">e</text:span>' das Programm beendet werden.</text:p>
      <text:p text:style-name="P28"><text:s text:c="6"/>Falls [<text:span text:style-name="T8">SAVE=ON</text:span>] wird mit <text:span text:style-name="T8">'p' </text:span>abgebrochen und die <text:span text:style-name="T8">bisher gespeicherten Zustände</text:span> als <text:span text:style-name="T8">*.bmp</text:span> in ein </text:p>
      <text:p text:style-name="P28"><text:span text:style-name="T8"><text:s text:c="6"/>Farbschema</text:span> umgerechnet und in eine Datei gespeichert.</text:p>
      <text:p text:style-name="P4"/>
      <text:p text:style-name="P7"/>
      <text:p text:style-name="P7"><text:s text:c="3"/></text:p>
      <text:p text:style-name="P7"/>
      <text:p text:style-name="P48"><text:s text:c="6"/></text:p>
      <text:p text:style-name="P7"><text:s text:c="3"/><text:span text:style-name="T52">MockUps</text:span></text:p>
      <text:p text:style-name="P3"/>
      <text:p text:style-name="P4"><text:s text:c="5"/>44x4</text:p>
      <text:p text:style-name="P4"><text:s text:c="5"/>*Cars:**.XX****Increased delay at v=0:**.X%*</text:p>
      <text:p text:style-name="P4"><text:s text:c="5"/>*VMax:***.X****Cruise-control:*********OFF**</text:p>
      <text:p text:style-name="P4"><text:s text:c="5"/>*P-DD<text:span text:style-name="T23">:***.X%***Save to file:***********OFF**</text:span></text:p>
      <text:p text:style-name="P7"><text:span text:style-name="T23"><text:s text:c="5"/>*Mode:*Step1***</text:span>********************-[.bmp]-*</text:p>
      <text:p text:style-name="P9"/>
      <text:p text:style-name="P7"><text:s text:c="6"/>34x4</text:p>
      <text:p text:style-name="P7"><text:s text:c="6"/><text:span text:style-name="T9">*Ticks:***********.XX%*****.XX****</text:span></text:p>
      <text:p text:style-name="P4"><text:s text:c="6"/>*Total <text:s text:c="2"/>traffic jams:*.XXXXXX****</text:p>
      <text:p text:style-name="P4"><text:s text:c="6"/><text:span text:style-name="T4">*Current traffic jams:*.XXXXXX****</text:span></text:p>
      <text:p text:style-name="P4"><text:s text:c="6"/>*Time <text:s text:c="3"/>without jams:**YY,YYYsec*</text:p>
      <text:p text:style-name="P7"><text:span text:style-name="T9"><text:s text:c="11"/></text:span><text:s text:c="93"/></text:p>
      <text:p text:style-name="P7"><text:s text:c="194"/></text:p>
      <text:p text:style-name="P7"><text:s text:c="27"/></text:p>
      <text:p text:style-name="P7"><text:s text:c="12"/>32x11 <text:s text:c="6"/></text:p>
      <text:p text:style-name="P7"><text:s text:c="12"/>******************************** <text:s text:c="134"/></text:p>
      <text:p text:style-name="P7"><text:s text:c="12"/>**Cars:**.XX***[+/-]**{1..990}**</text:p>
      <text:p text:style-name="P7"><text:s text:c="12"/>********************************</text:p>
      <text:p text:style-name="P4"><text:s text:c="12"/>**Vmax:***.X********************</text:p>
      <text:p text:style-name="P4"><text:s text:c="12"/>******************************** <text:s text:c="7"/></text:p>
      <text:p text:style-name="P7"><text:s text:c="12"/>**P-DD:**.X%******************** <text:s text:c="178"/></text:p>
      <text:p text:style-name="P7"><text:s text:c="12"/>********************************</text:p>
      <text:p text:style-name="P7"><text:s text:c="12"/>**IDV0:**.X%******************** <text:s text:c="172"/></text:p>
      <text:p text:style-name="P7"><text:s text:c="12"/>******************************** <text:s text:c="179"/></text:p>
      <text:p text:style-name="P7"><text:s text:c="12"/>**Save Settings? [ENTER]******** <text:s text:c="177"/></text:p>
      <text:p text:style-name="P7"><text:s text:c="12"/>******************************** <text:s text:c="156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48"><text:s text:c="442"/></text:p>
      <text:p text:style-name="P7"><text:s text:c="2"/><text:span text:style-name="T52">Datenstrukturen</text:span><text:span text:style-name="T53"> <text:s text:c="19"/></text:span>enum toggle { on, off };</text:p>
      <text:p text:style-name="P9"/>
      <text:p text:style-name="Standard"><text:span text:style-name="T10"><text:s text:c="5"/></text:span><text:span text:style-name="T24">struct object_car { <text:s text:c="27"/>struct gaugings { <text:s text:c="86"/></text:span></text:p>
      <text:p text:style-name="P20"><text:span text:style-name="T54"><text:s text:c="8"/>int iV; <text:s text:c="39"/></text:span><text:span text:style-name="T13">int iTicks;</text:span><text:span text:style-name="T54"> <text:s text:c="74"/></text:span></text:p>
      <text:p text:style-name="P20"><text:span text:style-name="T54"><text:s text:c="8"/>int iVChange; <text:s text:c="33"/></text:span><text:span text:style-name="T13">int iTotalTrafficJams;</text:span><text:span text:style-name="T54"> <text:s text:c="80"/></text:span></text:p>
      <text:p text:style-name="P37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20"><text:span text:style-name="T54"><text:s text:c="8"/>int iPosition; <text:s text:c="32"/></text:span><text:span text:style-name="T13">cloc</text:span><text:span text:style-name="T54">k_t runtime;</text:span><text:span text:style-name="T54"> <text:s text:c="90"/></text:span></text:p>
      <text:p text:style-name="P18"><text:s text:c="8"/>bool bIsInJam; <text:s text:c="32"/>char acTimeStamp[TIMESTAMPLENGTH];</text:p>
      <text:p text:style-name="P37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36"><text:span text:style-name="T24"><text:s text:c="5"/>};</text:span><text:span text:style-name="T25"> <text:s text:c="3"/></text:span><text:span text:style-name="T26"><text:s text:c="41"/>}; <text:s text:c="76"/></text:span></text:p>
      <text:p text:style-name="P18"><text:span text:style-name="T25"><text:s text:c="62"/></text:span><text:span text:style-name="T6"><text:s text:c="62"/></text:span></text:p>
      <text:p text:style-name="P37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20"><text:span text:style-name="T54"><text:s text:c="8"/>newtick = 0,</text:span><text:span text:style-name="T13"> <text:s text:c="34"/></text:span><text:span text:style-name="T54">struct settings sSettings;</text:span><text:span text:style-name="T13"> <text:s text:c="83"/></text:span></text:p>
      <text:p text:style-name="P20"><text:span text:style-name="T54"><text:s text:c="8"/>accelerate,</text:span><text:span text:style-name="T13"> <text:s text:c="35"/></text:span><text:span text:style-name="T54">struct gaugings sGaugings;</text:span><text:span text:style-name="T13"> <text:s text:c="87"/></text:span></text:p>
      <text:p text:style-name="P20"><text:span text:style-name="T54"><text:s text:c="8"/>retard,</text:span><text:span text:style-name="T13"> <text:s text:c="39"/></text:span><text:span text:style-name="T54">struct object_car asCars[990];</text:span><text:span text:style-name="T13"> <text:s text:c="82"/></text:span></text:p>
      <text:p text:style-name="P20"><text:span text:style-name="T54"><text:s text:c="8"/>dilly_dally,</text:span><text:span text:style-name="T13"> <text:s text:c="31"/>}; <text:s text:c="91"/></text:span></text:p>
      <text:p text:style-name="P18"><text:s text:c="8"/>drive,</text:p>
      <text:p text:style-name="P20"><text:span text:style-name="T13"><text:s text:c="8"/>test_jam <text:s text:c="35"/></text:span><text:span text:style-name="T73">enum mode</text:span><text:span text:style-name="T13"> </text:span><text:span text:style-name="T73">{</text:span><text:span text:style-name="T13"> <text:s text:c="79"/></text:span></text:p>
      <text:p text:style-name="P36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36"><text:span text:style-name="T26"><text:s text:c="3"/></text:span><text:span text:style-name="T10"><text:s text:c="48"/></text:span><text:span text:style-name="T26"><text:s/>}; <text:s text:c="2"/></text:span></text:p>
      <text:p text:style-name="P23"><text:s text:c="5"/>struct settings { <text:s text:c="32"/></text:p>
      <text:p text:style-name="P35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20"><text:span text:style-name="T7"><text:s text:c="5"/></text:span><text:span text:style-name="T54"><text:s text:c="3"/>int iCars; <text:s text:c="36"/></text:span><text:span text:style-name="T7">bool bIsInJam;</text:span></text:p>
      <text:p text:style-name="P35"><text:span text:style-name="T15"><text:s text:c="5"/></text:span><text:span text:style-name="T13"><text:s text:c="3"/>int iPDDProzent; <text:s text:c="30"/></text:span><text:span text:style-name="T15">int iVTotal;</text:span></text:p>
      <text:p text:style-name="P20"><text:span text:style-name="T7"><text:s text:c="5"/></text:span><text:span text:style-name="T54"><text:s text:c="3"/>enum toggle eTCruiseControl; <text:s text:c="17"/></text:span><text:span text:style-name="T7"><text:s/>int iJamGroup; <text:s text:c="4"/></text:span></text:p>
      <text:p text:style-name="P20"><text:span text:style-name="T15"><text:s text:c="5"/></text:span><text:span text:style-name="T54"><text:s text:c="3"/>int iIncreasedDelayAtV0Prozent; <text:s text:c="15"/>int iPosition; <text:s text:c="10"/></text:span><text:span text:style-name="T7"><text:s/></text:span></text:p>
      <text:p text:style-name="P37"><text:span text:style-name="T26"><text:s text:c="5"/></text:span><text:span text:style-name="T24"><text:s text:c="3"/>enum toggle eTSaveToFile; <text:s text:c="18"/>}; <text:s/></text:span></text:p>
      <text:p text:style-name="P20"><text:span text:style-name="T54"><text:s/></text:span><text:span text:style-name="T7"><text:s text:c="5"/></text:span><text:span text:style-name="T54"><text:s text:c="2"/>enum mode eMode; <text:s text:c="30"/></text:span></text:p>
      <text:p text:style-name="P20"><text:span text:style-name="T7"><text:s text:c="5"/></text:span><text:span text:style-name="T54"><text:s text:c="3"/>char acFilename[COMPLPATHLENGTH]; <text:s text:c="6"/></text:span><text:span text:style-name="T7">struct colorschemes {</text:span><text:span text:style-name="T54"> <text:s text:c="2"/></text:span></text:p>
      <text:p text:style-name="P20"><text:span text:style-name="T7"><text:s text:c="8"/>char acComplFilePath[COMPLPATHLENGTH];</text:span><text:span text:style-name="T54"> <text:s text:c="2"/></text:span><text:span text:style-name="T7">unsigned int iId;</text:span><text:span text:style-name="T54"> <text:s text:c="7"/></text:span></text:p>
      <text:p text:style-name="P37"><text:span text:style-name="T26"><text:s text:c="5"/></text:span><text:span text:style-name="T24"><text:s text:c="3"/>struct colorschemes* asCSchemes[9]; <text:s text:c="5"/></text:span><text:span text:style-name="T44">COLOR(*pf_Converter)(struct saveState*, struct settings*);</text:span></text:p>
      <text:p text:style-name="P33"><text:span text:style-name="T11"><text:s text:c="5"/></text:span><text:span text:style-name="T12">};</text:span><text:span text:style-name="T11"> <text:s text:c="40"/>};</text:span></text:p>
      <text:p text:style-name="P40"><text:s text:c="55"/></text:p>
      <text:p text:style-name="P5"><text:span text:style-name="T58"><text:s/></text:span><text:span text:style-name="T41"><text:s text:c="41"/></text:span></text:p>
      <text:p text:style-name="P53"/>
      <text:p text:style-name="Standard"><text:span text:style-name="T24"><text:s text:c="2"/></text:span><text:span text:style-name="T33">Algorithmus</text:span></text:p>
      <text:p text:style-name="P17"/>
      <text:p text:style-name="Standard"><text:span text:style-name="T24"><text:s text:c="5"/></text:span><text:span text:style-name="T29">do newtick:</text:span><text:span text:style-name="T24"> <text:s text:c="92"/></text:span></text:p>
      <text:p text:style-name="P18"><text:s text:c="9"/>iV = iV + iVChange; <text:s text:c="82"/></text:p>
      <text:p text:style-name="P18"><text:s text:c="9"/>iVChange = 0; <text:s text:c="88"/></text:p>
      <text:p text:style-name="P20"><text:span text:style-name="T54"><text:s text:c="9"/>[settings</text:span><text:span text:style-name="T13">.iIncreasedDelayAtV0Prozent &gt;</text:span><text:span text:style-name="T13"> 0 &amp;&amp; iV + iVChange== 0</text:span><text:span text:style-name="T54">] { </text:span><text:span text:style-name="T13">bDoDelayAtV0 = true; }</text:span><text:span text:style-name="T54"> <text:s text:c="91"/></text:span></text:p>
      <text:p text:style-name="P18"><text:s text:c="98"/></text:p>
      <text:p text:style-name="P20"><text:span text:style-name="T54"><text:s text:c="5"/></text:span><text:span text:style-name="T3">print newtick</text:span></text:p>
      <text:p text:style-name="P24"><text:span text:style-name="T54"><text:s text:c="5"/></text:span><text:span text:style-name="T65">userinteractionSTEP1</text:span></text:p>
      <text:p text:style-name="P18"><text:s text:c="167"/></text:p>
      <text:p text:style-name="P36"><text:span text:style-name="T24"><text:s text:c="5"/></text:span><text:span text:style-name="T30">do accelerate:</text:span><text:span text:style-name="T26"> <text:s text:c="195"/></text:span></text:p>
      <text:p text:style-name="P37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18"><text:s text:c="5"/><text:span text:style-name="T9"><text:s text:c="78"/></text:span></text:p>
      <text:p text:style-name="P20"><text:span text:style-name="T54"><text:s text:c="5"/></text:span><text:span text:style-name="T3">print accelerate</text:span><text:span text:style-name="T54"> <text:s/></text:span></text:p>
      <text:p text:style-name="P20"><text:span text:style-name="T54"><text:s text:c="5"/></text:span><text:span text:style-name="T65">userinteractionSTEP1</text:span><text:span text:style-name="T54"> <text:s text:c="89"/></text:span></text:p>
      <text:p text:style-name="P20"><text:span text:style-name="T54"><text:s text:c="5"/></text:span><text:span text:style-name="T13"><text:s text:c="91"/></text:span></text:p>
      <text:p text:style-name="P20"><text:span text:style-name="T54"><text:s text:c="5"/></text:span><text:span text:style-name="T14">do </text:span><text:span text:style-name="T3">retard:</text:span><text:span text:style-name="T13"> <text:s text:c="86"/></text:span><text:span text:style-name="T54"><text:s text:c="80"/></text:span></text:p>
      <text:p text:style-name="P6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37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7"><text:s text:c="109"/><text:span text:style-name="T39"><text:s text:c="124"/></text:span><text:s text:c="91"/></text:p>
      <text:p text:style-name="P7"><text:s text:c="5"/><text:span text:style-name="T40">print retard</text:span> <text:s text:c="3"/></text:p>
      <text:p text:style-name="P7"><text:s text:c="5"/><text:span text:style-name="T64">userinteractionSTEP1</text:span></text:p>
      <text:p text:style-name="P7"><text:s text:c="50"/><text:span text:style-name="T39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50"/>
      <text:p text:style-name="P7"><text:s text:c="5"/><text:span text:style-name="T1">do </text:span><text:span text:style-name="T35">dilly_dally:</text:span> <text:s text:c="218"/></text:p>
      <text:p text:style-name="P7"><text:s text:c="9"/>[ <text:span text:style-name="T36">iV + iVChange &gt; 0 ]</text:span></text:p>
      <text:p text:style-name="P7"><text:span text:style-name="T39"><text:s text:c="9"/>{</text:span> <text:s text:c="73"/></text:p>
      <text:p text:style-name="P5"><text:span text:style-name="T6"><text:s text:c="12"/>[</text:span><text:span text:style-name="T41">settings.</text:span><text:span text:style-name="T42">iIncreasedDelayAtV0Prozent</text:span><text:span text:style-name="T37"> &gt; 0 &amp;&amp; bDoDelayAtV0 == true</text:span><text:span text:style-name="T6">]</text:span></text:p>
      <text:p text:style-name="P7"><text:s text:c="6"/><text:span text:style-name="T55"><text:s text:c="6"/></text:span><text:span text:style-name="T23">{</text:span></text:p>
      <text:p text:style-name="P21"><text:span text:style-name="T13"><text:s text:c="15"/></text:span><text:span text:style-name="T13">bDoDelayAtV0 = false;</text:span></text:p>
      <text:p text:style-name="P22"><text:s text:c="15"/>[Random(0..100) &lt; </text:p>
      <text:p text:style-name="P22"><text:s text:c="17"/>(settings.iPDDProzent + ((100 – settings.<text:span text:style-name="T72">iIncreasedDelayAtV0Prozent</text:span>) * 10 / 100))]</text:p>
      <text:p text:style-name="P22"><text:s text:c="15"/>{</text:p>
      <text:p text:style-name="P22"><text:s text:c="18"/>iVChange--;</text:p>
      <text:p text:style-name="P22"><text:s text:c="15"/>}</text:p>
      <text:p text:style-name="P21"><text:span text:style-name="T13"><text:s text:c="12"/></text:span>}</text:p>
      <text:p text:style-name="P36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3"><text:s text:c="12"/>{</text:p>
      <text:p text:style-name="P23"><text:s text:c="15"/>//Tempomat is on =&gt; no dilly_dally</text:p>
      <text:p text:style-name="P23"><text:s text:c="12"/>}</text:p>
      <text:p text:style-name="P36"><text:span text:style-name="T26"><text:s text:c="12"/>else [Random(0..100) &lt; settings.</text:span><text:span text:style-name="T26">iPDDProzent</text:span><text:span text:style-name="T26">]</text:span></text:p>
      <text:p text:style-name="P23"><text:s text:c="12"/>{</text:p>
      <text:p text:style-name="P33"><text:span text:style-name="T11"><text:s text:c="15"/></text:span><text:span text:style-name="T11">iVChange--;</text:span></text:p>
      <text:p text:style-name="P23"><text:s text:c="12"/>}</text:p>
      <text:p text:style-name="P36"><text:span text:style-name="T26"><text:s text:c="9"/>}</text:span><text:span text:style-name="T26"> <text:s/></text:span></text:p>
      <text:p text:style-name="P23"><text:s text:c="11"/></text:p>
      <text:p text:style-name="P36"><text:span text:style-name="T26"><text:s text:c="5"/></text:span><text:span text:style-name="T30">print dilly_dally</text:span><text:span text:style-name="T26"> </text:span></text:p>
      <text:p text:style-name="P36"><text:span text:style-name="T26"><text:s text:c="5"/></text:span><text:span text:style-name="T66">userinteractionSTEP1</text:span><text:span text:style-name="T26"> <text:s text:c="41"/></text:span><text:span text:style-name="T10"><text:s text:c="97"/></text:span></text:p>
      <text:p text:style-name="P7"><text:s text:c="112"/></text:p>
      <text:p text:style-name="P7"><text:s text:c="5"/><text:span text:style-name="T1">do </text:span><text:span text:style-name="T35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2"/><text:span text:style-name="T9"><text:s text:c="3"/></text:span><text:span text:style-name="T64">userinteractionSTEP1</text:span></text:p>
      <text:p text:style-name="P27"/>
      <text:p text:style-name="P27"/>
      <text:p text:style-name="P49"/>
      <text:p text:style-name="P7"><text:s text:c="5"/><text:span text:style-name="T1">do test_jam</text:span></text:p>
      <text:p text:style-name="P7"/>
      <text:p text:style-name="P7"><text:s text:c="8"/><text:span text:style-name="T18">gaugings.iTicks++;</text:span></text:p>
      <text:p text:style-name="P13"/>
      <text:p text:style-name="P13"><text:s text:c="8"/>for ( int i = 0 ; i &lt; settings.iCars ; i++ )</text:p>
      <text:p text:style-name="P13"><text:s text:c="11"/>do_test_jam_OnOne(i);</text:p>
      <text:p text:style-name="P13"/>
      <text:p text:style-name="P13"><text:s text:c="8"/>int iLastJamGroupId = asCars[settings.iCars-1].iJamGroupId;</text:p>
      <text:p text:style-name="P15"><text:span text:style-name="T6"><text:s text:c="8"/></text:span><text:span text:style-name="T39">bool bIsAtLeastOneInJam = false;</text:span></text:p>
      <text:p text:style-name="P13"><text:s text:c="8"/>gaugings.iCurrentTrafficJams = 0;</text:p>
      <text:p text:style-name="P13"><text:s text:c="8"/>for ( int i = 0 ; i &lt; settings.iCars ; i++ )</text:p>
      <text:p text:style-name="P13"><text:s text:c="8"/>{</text:p>
      <text:p text:style-name="P13"><text:s text:c="11"/>[asCars[i].bIsInJam == true]</text:p>
      <text:p text:style-name="P13"><text:s text:c="11"/>{</text:p>
      <text:p text:style-name="P13"><text:s text:c="14"/><text:span text:style-name="T39">bIsAtLeastOneInJam = true;</text:span></text:p>
      <text:p text:style-name="P13"><text:s text:c="14"/>[asCars[i].iJamGroupId != iLastJamGroupId]</text:p>
      <text:p text:style-name="P13"><text:s text:c="14"/>{</text:p>
      <text:p text:style-name="P13"><text:s text:c="17"/>gaugings.iCurrentTrafficJams++;</text:p>
      <text:p text:style-name="P13"><text:s text:c="17"/>iLastJamGroupId = asCars[i].iJamGroupId;</text:p>
      <text:p text:style-name="P13"><text:s text:c="14"/>}</text:p>
      <text:p text:style-name="P13"><text:s text:c="11"/>}</text:p>
      <text:p text:style-name="P13"><text:s text:c="8"/>}</text:p>
      <text:p text:style-name="P14"><text:s text:c="8"/>[ <text:span text:style-name="T39">bIsAtLeastOneInJam == true &amp;&amp; <text:s/></text:span><text:span text:style-name="T39">gaugings.iCurrentTrafficJams == 0 ] {</text:span></text:p>
      <text:p text:style-name="P31"><text:s text:c="12"/>//SELTENER FALL: all are in same jam</text:p>
      <text:p text:style-name="P31"><text:s text:c="12"/>gaugings.iCurrentTrafficJams++;</text:p>
      <text:p text:style-name="P31"><text:s text:c="8"/>}</text:p>
      <text:p text:style-name="P13"/>
      <text:p text:style-name="P13"><text:s text:c="8"/><text:span text:style-name="T23">[settings.eTSaveToFile == on] </text:span></text:p>
      <text:p text:style-name="P32"><text:s text:c="8"/>{</text:p>
      <text:p text:style-name="P32"><text:s text:c="11"/>for ( int i = 0 ; i &lt; settings.iCars ; i++ ) </text:p>
      <text:p text:style-name="P32"><text:s text:c="11"/>{</text:p>
      <text:p text:style-name="P32"><text:s text:c="14"/>saveCarState(gaugings.iTicks, gaugings.ppsState, asCars, i);</text:p>
      <text:p text:style-name="P32"><text:s text:c="11"/>}</text:p>
      <text:p text:style-name="P32"><text:s text:c="8"/>}</text:p>
      <text:p text:style-name="P13"/>
      <text:p text:style-name="P13"><text:s text:c="2"/><text:span text:style-name="T1">print test_jam + </text:span><text:span text:style-name="T40">print gaugings</text:span> <text:s text:c="2"/></text:p>
      <text:p text:style-name="P7"><text:span text:style-name="T75"><text:s text:c="2"/></text:span><text:span text:style-name="T51">userinteraction</text:span><text:span text:style-name="T75"> <text:s/></text:span><text:s text:c="2"/></text:p>
      <text:p text:style-name="P50"/>
      <text:p text:style-name="P7"><text:s text:c="5"/><text:span text:style-name="T1">do test_jam_OnOne(int iCarId):</text:span></text:p>
      <text:p text:style-name="P7"><text:s text:c="8"/></text:p>
      <text:p text:style-name="P7"><text:s text:c="7"/><text:span text:style-name="T74"><text:s/></text:span><text:span text:style-name="T75">[</text:span><text:span text:style-name="T50">bIsInJam == true</text:span><text:span text:style-name="T75">] {</text:span></text:p>
      <text:p text:style-name="P13"><text:s text:c="11"/>[iV + IVChange &gt; 0 &amp;&amp; iV + IVChange &lt;= iDiff] {</text:p>
      <text:p text:style-name="P13"><text:s text:c="14"/>//FALL D</text:p>
      <text:p text:style-name="P13"><text:s text:c="14"/>bIsInJam = false; </text:p>
      <text:p text:style-name="P30"><text:s text:c="14"/>iJamGroupId = -1; </text:p>
      <text:p text:style-name="P13"><text:span text:style-name="T39"><text:s text:c="11"/></text:span>}</text:p>
      <text:p text:style-name="P13"><text:s text:c="8"/>} </text:p>
      <text:p text:style-name="P13"><text:s text:c="8"/>else {//bIsInJam == false</text:p>
      <text:p text:style-name="P13"><text:s text:c="11"/>[iV + iVChange == 0] {</text:p>
      <text:p text:style-name="P30"><text:s text:c="14"/>bIsInJam = true;</text:p>
      <text:p text:style-name="P30"><text:s text:c="14"/>[diff(myCar.iPosition, carInFront.iPosition) &lt;= 1 </text:p>
      <text:p text:style-name="P30"><text:s text:c="17"/>&amp;&amp; do_test_jam( carInFront/Id ) == true] {</text:p>
      <text:p text:style-name="P30"><text:s text:c="17"/>//FALL B</text:p>
      <text:p text:style-name="P30"><text:s text:c="17"/>iJamGroupId = carInFront.iJamGroupId;</text:p>
      <text:p text:style-name="P30"><text:s text:c="17"/>[iJamGroupId &lt; 0] {</text:p>
      <text:p text:style-name="P30"><text:s text:c="20"/>//SELTENER FALL: all ar in same JAM</text:p>
      <text:p text:style-name="P30"><text:s text:c="20"/>iJamGroupId = gaugings.iTotalTrafficJams;</text:p>
      <text:p text:style-name="P30"><text:s text:c="20"/>gaugings.iTotalTrafficJams++;</text:p>
      <text:p text:style-name="P30"><text:s text:c="17"/>}</text:p>
      <text:p text:style-name="P30"><text:s text:c="14"/>}</text:p>
      <text:p text:style-name="P30"><text:s text:c="14"/>else {</text:p>
      <text:p text:style-name="P30"><text:s text:c="17"/>//FALL A</text:p>
      <text:p text:style-name="P30"><text:s text:c="17"/>iJamGroupId = gaugings.iTotalTrafficJams;</text:p>
      <text:p text:style-name="P30"><text:s text:c="17"/>gaugings.iTotalTrafficJams++;</text:p>
      <text:p text:style-name="P13"><text:span text:style-name="T56"><text:s text:c="12"/></text:span><text:span text:style-name="T39"><text:s text:c="2"/>}</text:span></text:p>
      <text:p text:style-name="P13"><text:span text:style-name="T59"><text:s text:c="11"/></text:span>}</text:p>
      <text:p text:style-name="P13"><text:s text:c="11"/>else [<text:span text:style-name="T39">diff(myCar.iPosition, carInFront.iPosition) &lt;= 1</text:span>] {</text:p>
      <text:p text:style-name="P13"><text:s text:c="14"/>[ <text:span text:style-name="T39">do_test_jam( carInFront/Id ) == true] {</text:span></text:p>
      <text:p text:style-name="P30"><text:s text:c="17"/>//FALL C</text:p>
      <text:p text:style-name="P13"><text:s text:c="17"/><text:span text:style-name="T39">bIsInJam = true; </text:span></text:p>
      <text:p text:style-name="P30"><text:s text:c="17"/>iJamGroupId = carInFront.iJamGroupId;</text:p>
      <text:p text:style-name="P13"><text:span text:style-name="T55"><text:s text:c="13"/></text:span><text:span text:style-name="T23"><text:s/>}</text:span></text:p>
      <text:p text:style-name="P13"><text:s text:c="11"/>}</text:p>
      <text:p text:style-name="P13"><text:s text:c="8"/>}</text:p>
      <text:p text:style-name="P13"><text:s text:c="8"/>return <text:span text:style-name="T39">bIsInJam;</text:span></text:p>
      <text:p text:style-name="P48"><text:s text:c="90"/></text:p>
      <text:p text:style-name="Standard"><text:span text:style-name="T24"><text:s text:c="2"/></text:span><text:span text:style-name="T33">Algorithmus STEP1+STEP6+AUTO1+AUTOX</text:span></text:p>
      <text:p text:style-name="P22"><text:s/></text:p>
      <text:p text:style-name="P22"><text:s text:c="5"/>#define FUNC_COUNT 18</text:p>
      <text:p text:style-name="P22"/>
      <text:p text:style-name="P22"><text:s text:c="5"/>int iOpt = OP_DEFAULT;</text:p>
      <text:p text:style-name="Standard"><text:span text:style-name="T26"><text:s text:c="5"/></text:span><text:span text:style-name="T43">int(*aFunc[FUNC_COUNT])(struct naschmodell *) = {</text:span></text:p>
      <text:p text:style-name="P38"><text:span text:style-name="T37"><text:s text:c="8"/>[ 0] do newtick, <text:s text:c="89"/></text:span><text:span text:style-name="T38"><text:s text:c="81"/></text:span></text:p>
      <text:p text:style-name="P24"><text:span text:style-name="T54"><text:s text:c="8"/></text:span><text:span text:style-name="T20">[ 1] </text:span><text:span text:style-name="T54">[settings.eMode == step1] {</text:span><text:span text:style-name="T54">print newtick},</text:span></text:p>
      <text:p text:style-name="P24"><text:span text:style-name="T54"><text:s text:c="8"/></text:span><text:span text:style-name="T20">[ 2] </text:span><text:span text:style-name="T69">userinteractionSTEP1,</text:span><text:span text:style-name="T54"> <text:s text:c="155"/></text:span></text:p>
      <text:p text:style-name="P8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4"><text:span text:style-name="T54"><text:s text:c="8"/></text:span><text:span text:style-name="T20">[ 4] </text:span><text:span text:style-name="T54">[settings.eMode == step1] {</text:span><text:span text:style-name="T54">print accelerate},</text:span><text:span text:style-name="T54"> <text:s/></text:span></text:p>
      <text:p text:style-name="P24"><text:span text:style-name="T54"><text:s text:c="8"/></text:span><text:span text:style-name="T20">[ 5] </text:span><text:span text:style-name="T69">userinteractionSTEP1,</text:span><text:span text:style-name="T54"> <text:s text:c="178"/></text:span></text:p>
      <text:p text:style-name="P8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7"><text:s text:c="8"/><text:span text:style-name="T39">[ 7] [settings.eMode == step1] {</text:span><text:span text:style-name="T39">print retard},</text:span> <text:s text:c="3"/></text:p>
      <text:p text:style-name="P7"><text:s text:c="8"/><text:span text:style-name="T39">[ 8] </text:span><text:span text:style-name="T68">userinteractionSTEP1,</text:span> <text:s text:c="50"/><text:span text:style-name="T39"><text:s text:c="124"/></text:span><text:s text:c="16"/></text:p>
      <text:p text:style-name="P7"><text:s text:c="8"/><text:span text:style-name="T39">[ 9] </text:span>do <text:span text:style-name="T39">dilly_dally,</text:span> <text:s text:c="218"/></text:p>
      <text:p text:style-name="P8"><text:span text:style-name="T49"><text:s text:c="8"/>[10] [settings.eMode == step1] {</text:span><text:span text:style-name="T49">print dilly_dally},</text:span><text:span text:style-name="T49"> </text:span></text:p>
      <text:p text:style-name="P8"><text:span text:style-name="T49"><text:s text:c="8"/>[11] </text:span><text:span text:style-name="T69">userinteractionSTEP1,</text:span><text:span text:style-name="T19"> <text:s text:c="99"/></text:span></text:p>
      <text:p text:style-name="P7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7"><text:s text:c="8"/><text:span text:style-name="T39">[13] [settings.eMode == step1] {</text:span>print drive},</text:p>
      <text:p text:style-name="P7"><text:s text:c="8"/><text:span text:style-name="T39">[14] </text:span><text:span text:style-name="T67">userinteractionSTEP1,</text:span></text:p>
      <text:p text:style-name="P7"><text:s text:c="8"/><text:span text:style-name="T39">[15] </text:span>do test_jam(int iCarId), <text:s text:c="60"/></text:p>
      <text:p text:style-name="P7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45"><text:span text:style-name="T31"><text:s text:c="8"/>[17] </text:span><text:span text:style-name="T31">userinteraction</text:span></text:p>
      <text:p text:style-name="P22"><text:s text:c="5"/>};</text:p>
      <text:p text:style-name="P26"/>
      <text:p text:style-name="Standard"><text:span text:style-name="T26"><text:s text:c="5"/></text:span><text:span text:style-name="T43">for (int iF = 0; iOpt != OP_EXIT &amp;&amp; iOpt != OP_STOP &amp;&amp; iOpt != OP_PRINT; iF++, iF %= FUNC_COUNT) {</text:span></text:p>
      <text:p text:style-name="P34"><text:s text:c="8"/>iOpt = aFunc[iF](pModell);</text:p>
      <text:p text:style-name="P34"><text:s text:c="8"/>if (iF == FUNC_COUNT - 1 &amp;&amp; pModell-&gt;sGaugings.iTicks &gt;= MAXTICKS) {</text:p>
      <text:p text:style-name="P34"><text:s text:c="11"/>iOpt = OP_STOP;</text:p>
      <text:p text:style-name="P34"><text:s text:c="8"/>}</text:p>
      <text:p text:style-name="P34"><text:s text:c="5"/>}</text:p>
      <text:p text:style-name="P34"/>
      <text:p text:style-name="P34"><text:s text:c="5"/>return iOpt;</text:p>
      <text:p text:style-name="P54"/>
      <text:p text:style-name="Standard"><text:span text:style-name="T28"><text:s text:c="2"/></text:span><text:span text:style-name="T33">userinteraction</text:span></text:p>
      <text:p text:style-name="P22"><text:s text:c="2"/></text:p>
      <text:p text:style-name="Standard"><text:span text:style-name="T34"><text:s text:c="2"/></text:span><text:span text:style-name="T24">int iOpt = OP_DEFAULT;</text:span></text:p>
      <text:p text:style-name="P58"/>
      <text:p text:style-name="P58"><text:s text:c="3"/>[pModell-&gt;sSettings.eMode == step1 || pModell-&gt;sSettings.eMode == step6]</text:p>
      <text:p text:style-name="P58"><text:s text:c="3"/>{</text:p>
      <text:p text:style-name="P58"><text:s text:c="6"/>do</text:p>
      <text:p text:style-name="P58"><text:s text:c="6"/>{</text:p>
      <text:p text:style-name="P58"><text:s text:c="9"/>iOpt = _getch();</text:p>
      <text:p text:style-name="P58"><text:s text:c="6"/>}</text:p>
      <text:p text:style-name="P58"><text:s text:c="6"/>while (iOpt != OP_EXIT </text:p>
      <text:p text:style-name="P58"><text:s text:c="10"/>&amp;&amp; iOpt != OP_STOP </text:p>
      <text:p text:style-name="P58"><text:s text:c="10"/>&amp;&amp; iOpt != OP_STEP </text:p>
      <text:p text:style-name="P58"><text:s text:c="10"/>&amp;&amp; (pModell-&gt;sSettings.eTSaveToFile == off || iOpt != OP_PRINT));</text:p>
      <text:p text:style-name="P58"><text:s text:c="3"/>}</text:p>
      <text:p text:style-name="P58"><text:s text:c="3"/>else</text:p>
      <text:p text:style-name="P58"><text:s text:c="3"/>{</text:p>
      <text:p text:style-name="P58"><text:s text:c="6"/>[ _kbhit() == 1 ]</text:p>
      <text:p text:style-name="P58"><text:s text:c="6"/>{</text:p>
      <text:p text:style-name="P58"><text:s text:c="9"/>iOpt = _getch();</text:p>
      <text:p text:style-name="P58"/>
      <text:p text:style-name="P58"><text:s text:c="9"/>[iOpt != OP_EXIT </text:p>
      <text:p text:style-name="P58"><text:s text:c="10"/>&amp;&amp; iOpt != OP_STOP </text:p>
      <text:p text:style-name="P58"><text:s text:c="10"/>&amp;&amp; (pModell-&gt;sSettings.eTSaveToFile == off || iOpt != OP_PRINT)]</text:p>
      <text:p text:style-name="P58"><text:s text:c="9"/>{</text:p>
      <text:p text:style-name="P58"><text:s text:c="12"/>iOpt = OP_DEFAULT;</text:p>
      <text:p text:style-name="P58"><text:s text:c="9"/>}</text:p>
      <text:p text:style-name="P58"><text:s text:c="6"/>}</text:p>
      <text:p text:style-name="P58"><text:s text:c="3"/>}</text:p>
      <text:p text:style-name="P58"/>
      <text:p text:style-name="P59"><text:s text:c="3"/>return iOpt;</text:p>
      <text:p text:style-name="P42"/>
      <text:p text:style-name="P55"/>
      <text:p text:style-name="Standard"><text:span text:style-name="T28"><text:s text:c="2"/></text:span><text:span text:style-name="T33">userinteractionSTEP1</text:span></text:p>
      <text:p text:style-name="P22"><text:s text:c="2"/></text:p>
      <text:p text:style-name="Standard"><text:span text:style-name="T34"><text:s text:c="2"/></text:span><text:span text:style-name="T24">int iOpt = OP_DEFAULT;</text:span></text:p>
      <text:p text:style-name="P58"/>
      <text:p text:style-name="P58"><text:s text:c="3"/>[pModell-&gt;sSettings.eMode == step1]</text:p>
      <text:p text:style-name="P58"><text:s text:c="3"/>{</text:p>
      <text:p text:style-name="P58"><text:s text:c="6"/>do</text:p>
      <text:p text:style-name="P58"><text:s text:c="6"/>{</text:p>
      <text:p text:style-name="P58"><text:s text:c="9"/>iOpt = _getch();</text:p>
      <text:p text:style-name="P58"><text:s text:c="6"/>}</text:p>
      <text:p text:style-name="P58"><text:s text:c="6"/>while (iOpt != OP_EXIT </text:p>
      <text:p text:style-name="P58"><text:s text:c="10"/>&amp;&amp; iOpt != OP_STOP </text:p>
      <text:p text:style-name="P58"><text:s text:c="10"/>&amp;&amp; iOpt != OP_STEP </text:p>
      <text:p text:style-name="P58"><text:s text:c="10"/>&amp;&amp; (pModell-&gt;sSettings.eTSaveToFile == off || iOpt != OP_PRINT));</text:p>
      <text:p text:style-name="P58"><text:s text:c="3"/>}</text:p>
      <text:p text:style-name="P58"><text:s text:c="2"/></text:p>
      <text:p text:style-name="P60"><text:s text:c="3"/>return iOpt;</text:p>
      <text:p text:style-name="P55"/>
      <text:p text:style-name="P43"><text:span text:style-name="T6"><text:s/></text:span><text:span text:style-name="T23">Umwandlung durch Farbschemas</text:span></text:p>
      <text:p text:style-name="P29"/>
      <text:p text:style-name="P22"><text:s text:c="5"/><text:span text:style-name="T1">Ausgehend von den komprimierten Zuständen:</text:span></text:p>
      <text:p text:style-name="P22"><text:s text:c="5"/>struct saveState ppsState[990][MAXTICKS]; <text:s text:c="613"/></text:p>
      <text:p text:style-name="P22"><text:s text:c="759"/></text:p>
      <text:p text:style-name="P16"><text:span text:style-name="T11"><text:s text:c="5"/></text:span><text:span text:style-name="T12">struct saveState</text:span></text:p>
      <text:p text:style-name="P18"><text:s text:c="5"/>{</text:p>
      <text:p text:style-name="P20"><text:span text:style-name="T54"><text:s text:c="8"/></text:span><text:span text:style-name="T54">bool</text:span><text:span text:style-name="T54"> bIsInJam;</text:span></text:p>
      <text:p text:style-name="P20"><text:span text:style-name="T54"><text:s text:c="8"/></text:span><text:span text:style-name="T54">int</text:span><text:span text:style-name="T54"> iVTotal;</text:span></text:p>
      <text:p text:style-name="P20"><text:span text:style-name="T54"><text:s text:c="8"/></text:span><text:span text:style-name="T54">int</text:span><text:span text:style-name="T54"> iJamGroup;</text:span></text:p>
      <text:p text:style-name="P20"><text:span text:style-name="T54"><text:s text:c="8"/></text:span><text:span text:style-name="T54">int</text:span><text:span text:style-name="T54"> iPosition;</text:span></text:p>
      <text:p text:style-name="P18"><text:s text:c="5"/>};<text:span text:style-name="T6"> <text:s text:c="3"/></text:span></text:p>
      <text:p text:style-name="P22"/>
      <text:p text:style-name="P22"><text:s text:c="5"/>Wird eine <text:span text:style-name="T8">*.bmp</text:span> Datei der größe <text:span text:style-name="T8">STREET_LENGTH x MAXTICKS</text:span> erzeugt. <text:s text:c="2"/></text:p>
      <text:p text:style-name="P22"/>
      <text:p text:style-name="P22"><text:s text:c="5"/><text:span text:style-name="T1">Zur Umwandlung stehen folgende </text:span><text:span text:style-name="T2">Farbschemas</text:span><text:span text:style-name="T1"> zur Verfügung:</text:span></text:p>
      <text:p text:style-name="P26"/>
      <text:p text:style-name="P22"><text:s text:c="7"/><text:span text:style-name="T8">F1 - (simple)</text:span></text:p>
      <text:p text:style-name="P22"><text:s text:c="11"/>Street: <text:s text:c="8"/>black</text:p>
      <text:p text:style-name="P40"><text:s text:c="11"/><text:span text:style-name="T23">Car(bIsInJam): <text:s/>red</text:span></text:p>
      <text:p text:style-name="P22"><text:s text:c="11"/>Car(!<text:span text:style-name="T9">bIsInJam</text:span>): white</text:p>
      <text:p text:style-name="P40"><text:s text:c="11"/></text:p>
      <text:p text:style-name="P41"><text:s text:c="6"/><text:span text:style-name="T23"><text:s/>F2 - (depending !IsInJam:VTotal)</text:span></text:p>
      <text:p text:style-name="P22"><text:span text:style-name="T8"><text:s text:c="11"/></text:span>Street: <text:s text:c="8"/>black</text:p>
      <text:p text:style-name="P40"><text:s text:c="11"/><text:span text:style-name="T23">Car(bIsInJam): <text:s/>red</text:span></text:p>
      <text:p text:style-name="P40"><text:s text:c="11"/><text:span text:style-name="T23">Car(!bIsInJam): [iVTotal]{VMAX:GREEN,..,5:Mixed(GREEN,RED),..,0:RED}</text:span></text:p>
      <text:p text:style-name="P41"><text:s text:c="10"/></text:p>
      <text:p text:style-name="P41"><text:s text:c="6"/><text:span text:style-name="T23"><text:s/>F3 – (depending IsInJam:JamGroup) <text:s text:c="3"/></text:span></text:p>
      <text:p text:style-name="P22"><text:s text:c="11"/>Street: <text:s text:c="8"/>black <text:s/></text:p>
      <text:p text:style-name="P40"><text:s text:c="11"/><text:span text:style-name="T23">Car(bIsInJam): <text:s/>[iJamGroup%32]{32Colors} <text:s text:c="2"/></text:span><text:s text:c="4"/></text:p>
      <text:p text:style-name="P22"><text:span text:style-name="T55"><text:s text:c="11"/></text:span>Car(!bIsInJam): white <text:span text:style-name="T55"><text:s/></text:span><text:s text:c="110"/></text:p>
      <text:p text:style-name="P22"><text:s text:c="9"/></text:p>
      <text:p text:style-name="P56"/>
      <text:p text:style-name="P22"><text:s text:c="2"/><text:span text:style-name="T52">COLORMAP.lib</text:span></text:p>
      <text:p text:style-name="P22"><text:s text:c="130"/></text:p>
      <text:p text:style-name="Standard"><text:span text:style-name="T26"><text:s text:c="4"/></text:span><text:span text:style-name="T24">struct colormap</text:span></text:p>
      <text:p text:style-name="P18"><text:s text:c="4"/>{</text:p>
      <text:p text:style-name="P20"><text:span text:style-name="T54"><text:s text:c="7"/></text:span><text:span text:style-name="T54">int</text:span><text:span text:style-name="T54"> iWidth;</text:span></text:p>
      <text:p text:style-name="P20"><text:span text:style-name="T54"><text:s text:c="7"/></text:span><text:span text:style-name="T54">int</text:span><text:span text:style-name="T54"> iHeight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RED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GREEN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BLUE;</text:span></text:p>
      <text:p text:style-name="P44"><text:span text:style-name="T32"><text:s text:c="4"/>};</text:span><text:span text:style-name="T25"> <text:s text:c="17"/></text:span><text:span text:style-name="T25"><text:s text:c="109"/></text:span></text:p>
      <text:p text:style-name="P22"><text:s text:c="130"/></text:p>
      <text:p text:style-name="Standard"><text:span text:style-name="T26"><text:s text:c="4"/></text:span><text:span text:style-name="T24">union uCOLOR</text:span></text:p>
      <text:p text:style-name="P18"><text:span text:style-name="T6"><text:s text:c="4"/></text:span>{</text:p>
      <text:p text:style-name="P20"><text:span text:style-name="T7"><text:s text:c="4"/></text:span><text:span text:style-name="T54"><text:s text:c="3"/></text:span><text:span text:style-name="T54">unsigned</text:span><text:span text:style-name="T54"> </text:span><text:span text:style-name="T54">int</text:span><text:span text:style-name="T54"> uiHEX;</text:span></text:p>
      <text:p text:style-name="P20"><text:span text:style-name="T7"><text:s text:c="4"/></text:span><text:span text:style-name="T54"><text:s text:c="3"/></text:span><text:span text:style-name="T54">struct</text:span></text:p>
      <text:p text:style-name="P18"><text:span text:style-name="T6"><text:s text:c="4"/></text:span><text:s text:c="3"/>{</text:p>
      <text:p text:style-name="P20"><text:span text:style-name="T7"><text:s text:c="4"/></text:span><text:span text:style-name="T54"><text:s text:c="6"/></text:span><text:span text:style-name="T54">unsigned</text:span><text:span text:style-name="T54"> </text:span><text:span text:style-name="T54">char</text:span><text:span text:style-name="T54"> ucBLUE;</text:span></text:p>
      <text:p text:style-name="P20"><text:span text:style-name="T54"><text:s text:c="5"/></text:span><text:span text:style-name="T7"><text:s text:c="4"/></text:span><text:span text:style-name="T54"><text:s/></text:span><text:span text:style-name="T54">unsigned</text:span><text:span text:style-name="T54"> </text:span><text:span text:style-name="T54">char</text:span><text:span text:style-name="T54"> ucGREEN;</text:span></text:p>
      <text:p text:style-name="P20"><text:span text:style-name="T54"><text:s text:c="4"/></text:span><text:span text:style-name="T7"><text:s text:c="4"/></text:span><text:span text:style-name="T54"><text:s text:c="2"/></text:span><text:span text:style-name="T54">unsigned</text:span><text:span text:style-name="T54"> </text:span><text:span text:style-name="T54">char</text:span><text:span text:style-name="T54"> ucRED;</text:span></text:p>
      <text:p text:style-name="P18"><text:s text:c="3"/><text:span text:style-name="T6"><text:s text:c="4"/></text:span>} sRGB;</text:p>
      <text:p text:style-name="P18"><text:span text:style-name="T6"><text:s text:c="4"/></text:span>};</text:p>
      <text:p text:style-name="P18"/>
      <text:p text:style-name="P20"><text:span text:style-name="T7"><text:s text:c="4"/></text:span><text:span text:style-name="T54">typedef</text:span><text:span text:style-name="T54"> </text:span><text:span text:style-name="T54">const</text:span><text:span text:style-name="T54"> </text:span><text:span text:style-name="T54">union</text:span><text:span text:style-name="T54"> </text:span><text:span text:style-name="T54">uCOLOR</text:span><text:span text:style-name="T54"> * </text:span><text:span text:style-name="T54">const</text:span><text:span text:style-name="T54"> </text:span><text:span text:style-name="T54">COLOR</text:span><text:span text:style-name="T54">;</text:span></text:p>
      <text:p text:style-name="P37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2"><text:s text:c="130"/></text:p>
      <text:p text:style-name="P19"><text:span text:style-name="T7"><text:s text:c="4"/></text:span><text:span text:style-name="T54">const</text:span><text:span text:style-name="T54"> </text:span><text:span text:style-name="T54">union</text:span><text:span text:style-name="T54"> </text:span><text:span text:style-name="T54">uCOLOR</text:span><text:span text:style-name="T54"> VALUE_RED = {.uiHEX = 0xff0000};</text:span></text:p>
      <text:p text:style-name="P20"><text:span text:style-name="T54"><text:s text:c="4"/>const</text:span><text:span text:style-name="T54"> </text:span><text:span text:style-name="T54">union</text:span><text:span text:style-name="T54"> </text:span><text:span text:style-name="T54">uCOLOR</text:span><text:span text:style-name="T54"> VALUE_GREEN = {.uiHEX = 0x00ff00};</text:span></text:p>
      <text:p text:style-name="P37"><text:span text:style-name="T24"><text:s text:c="4"/>const union uCOLOR VALUE_BLUE = {.uiHEX = 0x0000ff};</text:span><text:span text:style-name="T26"> <text:s/></text:span></text:p>
      <text:p text:style-name="P37"><text:span text:style-name="T26"><text:s text:c="4"/>//usw.. <text:s text:c="2"/></text:span><text:span text:style-name="T26"><text:s text:c="121"/></text:span></text:p>
      <text:p text:style-name="P22"><text:s text:c="130"/></text:p>
      <text:p text:style-name="P19"><text:span text:style-name="T7"><text:s text:c="4"/></text:span><text:span text:style-name="T54">#define</text:span><text:span text:style-name="T54"> </text:span><text:span text:style-name="T54">RED</text:span><text:span text:style-name="T54"> <text:s text:c="2"/>(&amp;VALUE_RED)</text:span></text:p>
      <text:p text:style-name="P20"><text:span text:style-name="T54"><text:s text:c="4"/>#define</text:span><text:span text:style-name="T54"> </text:span><text:span text:style-name="T54">GREEN</text:span><text:span text:style-name="T54"> (&amp;VALUE_GREEN)</text:span></text:p>
      <text:p text:style-name="P37"><text:span text:style-name="T24"><text:s text:c="4"/>#define BLUE <text:s/>(&amp;VALUE_BLUE)</text:span><text:span text:style-name="T26"> <text:s/></text:span><text:span text:style-name="T26"><text:s text:c="10"/></text:span></text:p>
      <text:p text:style-name="P23"><text:s text:c="4"/>//usw.. <text:s text:c="123"/></text:p>
      <text:p text:style-name="P55"/>
      <text:p text:style-name="Standard"><text:span text:style-name="T28"><text:s text:c="2"/></text:span><text:span text:style-name="T33">Erweiterungen:</text:span><text:span text:style-name="T26"> <text:s text:c="2"/></text:span></text:p>
      <text:p text:style-name="P25"/>
      <text:list xml:id="list7397012483486710891" text:style-name="L1">
        <text:list-item>
          <text:list>
            <text:list-item>
              <text:p text:style-name="P61">mit backspace erstes cypher im start_setting_window löschen</text:p>
              <text:p text:style-name="P61"/>
            </text:list-item>
            <text:list-item>
              <text:p text:style-name="P61">ausgabe der aktiven Farbschemas <text:s/>in settting</text:p>
              <text:p text:style-name="P61"/>
            </text:list-item>
            <text:list-item>
              <text:p text:style-name="P61">write log of settings + gaugings </text:p>
              <text:p text:style-name="P62"/>
            </text:list-item>
            <text:list-item>
              <text:p text:style-name="P61">safetofile_setting_window</text:p>
              <text:p text:style-name="P62"/>
            </text:list-item>
            <text:list-item>
              <text:p text:style-name="P62"><text:span text:style-name="T8">Kommandozeilenparameter</text:span> </text:p>
              <text:p text:style-name="P62">-#80 -vm20 -p33 -mQUIET -cON -idv50 -f123“test“</text:p>
              <text:p text:style-name="P62"/>
              <text:p text:style-name="P62">-#80: <text:s text:c="5"/>80 Autos.</text:p>
              <text:p text:style-name="P62">-vm20: <text:s text:c="4"/>Vmax = 20.</text:p>
              <text:p text:style-name="P62">-p33: <text:s text:c="5"/>P-DD = 33.</text:p>
              <text:p text:style-name="P62">-mQUIET: <text:s text:c="2"/>keine Ausgaben,</text:p>
              <text:p text:style-name="P62"><text:s text:c="11"/>nach der Simulation werden die Werte von Settings+Gaugings über stdout ausgegeben </text:p>
              <text:p text:style-name="P62"><text:s text:c="11"/>und nicht in ein logfile UND </text:p>
              <text:p text:style-name="P62"><text:s text:c="11"/>Programm beendet sich selbständig.</text:p>
              <text:p text:style-name="P62">-cON: <text:s text:c="5"/>Cruise-control = ON.</text:p>
              <text:p text:style-name="P62">-idv50: <text:s text:c="3"/>Increased delay at v=0: 50 (ON).</text:p>
              <text:p text:style-name="P62">-f123“test“: Save to file = ON, Farbschema = [F1,F2,F3], Filepath = “./test.bmp“.</text:p>
              <text:p text:style-name="P62"/>
            </text:list-item>
            <text:list-item>
              <text:p text:style-name="P61">solve iJamGroupId F3 BU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6T07:28:54.11</dc:date>
    <dc:creator>Daniel Fritsch</dc:creator>
    <meta:editing-duration>P1DT17H9M31S</meta:editing-duration>
    <meta:editing-cycles>905</meta:editing-cycles>
    <meta:generator>OpenOffice/4.1.2$Win32 OpenOffice.org_project/412m3$Build-9782</meta:generator>
    <meta:document-statistic meta:table-count="0" meta:image-count="0" meta:object-count="0" meta:page-count="18" meta:paragraph-count="495" meta:word-count="2202" meta:character-count="34236"/>
  </office:meta>
</office:document-meta>
</file>